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CEB000009B023C6BCBF6D35A188.png" manifest:media-type="image/png"/>
  <manifest:file-entry manifest:full-path="Pictures/1000020100000CEB000009B034AFD8B3A94FA77F.png" manifest:media-type="image/png"/>
  <manifest:file-entry manifest:full-path="Pictures/1000020100000CEB000009B0DFDC55DC230343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draw:auto-grow-height="true"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draw:auto-grow-height="true" fo:min-height="13.364cm"/>
    </style:style>
    <style:style style:name="pr6" style:family="presentation" style:parent-style-name="Two_20_columns-title">
      <style:graphic-properties draw:auto-grow-height="true" fo:min-height="1.8cm"/>
    </style:style>
    <style:style style:name="pr7" style:family="presentation" style:parent-style-name="Two_20_columns-outline1">
      <style:graphic-properties fo:min-height="8.884cm"/>
    </style:style>
    <style:style style:name="pr8" style:family="presentation" style:parent-style-name="Two_20_columns-notes">
      <style:graphic-properties draw:fill-color="#ffffff" draw:auto-grow-height="true" fo:min-height="13.364cm"/>
    </style:style>
    <style:style style:name="pr9" style:family="presentation" style:parent-style-name="Two_20_columns-title">
      <style:graphic-properties fo:min-height="1.8cm"/>
    </style:style>
    <style:style style:name="pr10" style:family="presentation" style:parent-style-name="Two_20_columns-notes">
      <style:graphic-properties draw:fill-color="#ffffff" fo:min-height="13.364cm"/>
    </style:style>
    <style:style style:name="P1" style:family="paragraph">
      <loext:graphic-properties draw:fill-color="#ffffff"/>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layer="layout" svg:width="25cm" svg:height="1.829cm" svg:x="0.4cm" svg:y="10.8cm" presentation:class="title" presentation:user-transformed="true">
          <draw:text-box>
            <text:p>Backtracking solver for N-Queen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layer="layout" svg:width="26.5cm" svg:height="1.8cm" svg:x="0.4cm" svg:y="0.2cm" presentation:class="title" presentation:user-transformed="true">
          <draw:text-box>
            <text:p>Presented by:<text:tab/></text:p>
          </draw:text-box>
        </draw:frame>
        <draw:frame presentation:style-name="pr4" draw:layer="layout" svg:width="25.199cm" svg:height="9.134cm" svg:x="1.4cm" svg:y="3.685cm" presentation:class="outline" presentation:user-transformed="true">
          <draw:text-box>
            <text:list text:style-name="L2">
              <text:list-item>
                <text:p>Pierce Burke 1172440<text:tab/></text:p>
              </text:list-item>
              <text:list-item>
                <text:p>Zachary Bowditch 1414769</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Two_20_columns" presentation:presentation-page-layout-name="AL3T3">
        <draw:frame presentation:style-name="pr6" draw:layer="layout" svg:width="26.5cm" svg:height="1.8cm" svg:x="0.4cm" svg:y="0.2cm" presentation:class="title" presentation:user-transformed="true">
          <draw:text-box>
            <text:p>N-Queens problem</text:p>
          </draw:text-box>
        </draw:frame>
        <draw:frame presentation:style-name="pr7" draw:layer="layout" svg:width="25.6cm" svg:height="9.134cm" svg:x="1.4cm" svg:y="3.685cm" presentation:class="outline" presentation:user-transformed="true">
          <draw:text-box>
            <text:list text:style-name="L2">
              <text:list-item>
                <text:p>The N-Queens problem involves finding the number of ways to place N queens on an NxN chess board such that none of the queens can attack each other. <text:s/></text:p>
              </text:list-item>
              <text:list-item>
                <text:p>A queen can attack another queen if they share the same row/column or lie on the same diagonal. </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Two_20_columns" presentation:presentation-page-layout-name="AL2T1">
        <draw:frame presentation:style-name="pr9" draw:layer="layout" svg:width="26.5cm" svg:height="1.8cm" svg:x="0.4cm" svg:y="0.2cm" presentation:class="title" presentation:user-transformed="true">
          <draw:text-box>
            <text:p>Solving N-Queens</text:p>
          </draw:text-box>
        </draw:frame>
        <draw:frame presentation:style-name="pr7" draw:layer="layout" svg:width="25.2cm" svg:height="9.134cm" svg:x="1.4cm" svg:y="3.685cm" presentation:class="outline" presentation:user-transformed="true">
          <draw:text-box>
            <text:list text:style-name="L2">
              <text:list-item>
                <text:p>There are multiple methods for solving the N-Queens problem:</text:p>
                <text:list>
                  <text:list-item>
                    <text:p>Brute force.</text:p>
                  </text:list-item>
                  <text:list-item>
                    <text:p>Iterative repair (greedy approach).</text:p>
                  </text:list-item>
                  <text:list-item>
                    <text:p>Backtracking.</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10" draw:text-style-name="P1" draw:layer="layout" svg:width="16.799cm" svg:height="13.364cm" svg:x="2.1cm" svg:y="14.107cm" presentation:class="notes" presentation:placeholder="true">
            <draw:text-box/>
          </draw:frame>
        </presentation:notes>
      </draw:page>
      <draw:page draw:name="page5" draw:style-name="dp1" draw:master-page-name="Two_20_columns" presentation:presentation-page-layout-name="AL2T1">
        <draw:frame presentation:style-name="pr9" draw:layer="layout" svg:width="26.5cm" svg:height="1.8cm" svg:x="0.4cm" svg:y="0.2cm" presentation:class="title">
          <draw:text-box>
            <text:p>Brute force</text:p>
          </draw:text-box>
        </draw:frame>
        <draw:frame presentation:style-name="pr7" draw:layer="layout" svg:width="25.2cm" svg:height="9.134cm" svg:x="1.4cm" svg:y="3.685cm" presentation:class="outline" presentation:user-transformed="true">
          <draw:text-box>
            <text:list text:style-name="L2">
              <text:list-item>
                <text:p>The brute force method works by enumerating all possible combinations of having N queens on an NxN board. It then filters out the boards which have conflicts. The remaining boards are the solutions. </text:p>
              </text:list-item>
              <text:list-item>
                <text:p>This method is extremely slow because the complexity grows exponentially as N increases. <text:s/></text:p>
              </text:list-item>
            </text:list>
          </draw:text-box>
        </draw:frame>
        <presentation:notes draw:style-name="dp2">
          <draw:page-thumbnail draw:style-name="gr1" draw:layer="layout" svg:width="19.798cm" svg:height="11.136cm" svg:x="0.6cm" svg:y="2.257cm" draw:page-number="5" presentation:class="page"/>
          <draw:frame presentation:style-name="pr10" draw:text-style-name="P1" draw:layer="layout" svg:width="16.799cm" svg:height="13.364cm" svg:x="2.1cm" svg:y="14.107cm" presentation:class="notes" presentation:placeholder="true">
            <draw:text-box/>
          </draw:frame>
        </presentation:notes>
      </draw:page>
      <draw:page draw:name="page6" draw:style-name="dp1" draw:master-page-name="Two_20_columns" presentation:presentation-page-layout-name="AL2T1">
        <draw:frame presentation:style-name="pr9" draw:layer="layout" svg:width="26.5cm" svg:height="1.8cm" svg:x="0.4cm" svg:y="0.2cm" presentation:class="title">
          <draw:text-box>
            <text:p>Iterative repair</text:p>
          </draw:text-box>
        </draw:frame>
        <draw:frame presentation:style-name="pr7" draw:layer="layout" svg:width="25.2cm" svg:height="9.134cm" svg:x="1.4cm" svg:y="3.685cm" presentation:class="outline" presentation:user-transformed="true">
          <draw:text-box>
            <text:list text:style-name="L2">
              <text:list-item>
                <text:p>The iterative repair method is a heuristic method which starts by placing all the queens on the board. It then tries to move the queen which has the most conflicts into a new position. This method can’t be used for our project as it does not guarantee to find all possible solutions, but is rather used for finding a singular solution.</text:p>
              </text:list-item>
            </text:list>
          </draw:text-box>
        </draw:frame>
        <presentation:notes draw:style-name="dp2">
          <draw:page-thumbnail draw:style-name="gr1" draw:layer="layout" svg:width="19.798cm" svg:height="11.136cm" svg:x="0.6cm" svg:y="2.257cm" draw:page-number="6" presentation:class="page"/>
          <draw:frame presentation:style-name="pr10" draw:text-style-name="P1" draw:layer="layout" svg:width="16.799cm" svg:height="13.364cm" svg:x="2.1cm" svg:y="14.107cm" presentation:class="notes" presentation:placeholder="true">
            <draw:text-box/>
          </draw:frame>
        </presentation:notes>
      </draw:page>
      <draw:page draw:name="page7" draw:style-name="dp1" draw:master-page-name="Two_20_columns" presentation:presentation-page-layout-name="AL2T1">
        <draw:frame presentation:style-name="pr9" draw:layer="layout" svg:width="26.5cm" svg:height="1.8cm" svg:x="0.4cm" svg:y="0.2cm" presentation:class="title" presentation:user-transformed="true">
          <draw:text-box>
            <text:p>Backtracking<text:tab/></text:p>
          </draw:text-box>
        </draw:frame>
        <draw:frame presentation:style-name="pr7" draw:layer="layout" svg:width="25.2cm" svg:height="9.134cm" svg:x="1.4cm" svg:y="3.685cm" presentation:class="outline" presentation:user-transformed="true">
          <draw:text-box>
            <text:list text:style-name="L2">
              <text:list-item>
                <text:p>In our paper we will look at the backtracking approach. </text:p>
              </text:list-item>
              <text:list-item>
                <text:p>Backtracking works by incrementally building the solution and then once it can’t find another valid move it will “backtrack” to the last valid state and try a different move. </text:p>
              </text:list-item>
            </text:list>
          </draw:text-box>
        </draw:frame>
        <presentation:notes draw:style-name="dp2">
          <draw:page-thumbnail draw:style-name="gr1" draw:layer="layout" svg:width="19.798cm" svg:height="11.136cm" svg:x="0.6cm" svg:y="2.257cm" draw:page-number="7" presentation:class="page"/>
          <draw:frame presentation:style-name="pr10" draw:text-style-name="P1" draw:layer="layout" svg:width="16.799cm" svg:height="13.364cm" svg:x="2.1cm" svg:y="14.107cm" presentation:class="notes" presentation:placeholder="true">
            <draw:text-box/>
          </draw:frame>
        </presentation:notes>
      </draw:page>
      <draw:page draw:name="page8" draw:style-name="dp1" draw:master-page-name="Two_20_columns" presentation:presentation-page-layout-name="AL2T1">
        <draw:frame presentation:style-name="pr9" draw:layer="layout" svg:width="26.5cm" svg:height="1.8cm" svg:x="0.4cm" svg:y="0.2cm" presentation:class="title">
          <draw:text-box>
            <text:p>Backtracking</text:p>
          </draw:text-box>
        </draw:frame>
        <draw:frame presentation:style-name="pr7" draw:layer="layout" svg:width="25.2cm" svg:height="9.134cm" svg:x="1.4cm" svg:y="3.685cm" presentation:class="outline">
          <draw:text-box>
            <text:list text:style-name="L2">
              <text:list-item>
                <text:p>The backtracking algorithm can be thought of as an intelligent depth first search on a tree where each node is a board state. The leaves of the tree are all possible configurations of N queens on an NxN chessboard including configurations with queens attacking each other. </text:p>
              </text:list-item>
              <text:list-item>
                <text:p><text:s/>Backtracking is more efficient than brute force due to having a smaller search space. </text:p>
              </text:list-item>
            </text:list>
          </draw:text-box>
        </draw:frame>
        <presentation:notes draw:style-name="dp2">
          <draw:page-thumbnail draw:style-name="gr1" draw:layer="layout" svg:width="19.798cm" svg:height="11.136cm" svg:x="0.6cm" svg:y="2.257cm" draw:page-number="8" presentation:class="page"/>
          <draw:frame presentation:style-name="pr10" draw:text-style-name="P1" draw:layer="layout" svg:width="16.799cm" svg:height="13.364cm" svg:x="2.1cm" svg:y="14.107cm" presentation:class="notes" presentation:placeholder="true">
            <draw:text-box/>
          </draw:frame>
        </presentation:notes>
      </draw:page>
      <draw:page draw:name="page9" draw:style-name="dp1" draw:master-page-name="Two_20_columns" presentation:presentation-page-layout-name="AL2T1">
        <draw:frame presentation:style-name="pr9" draw:layer="layout" svg:width="26.5cm" svg:height="1.8cm" svg:x="0.4cm" svg:y="0.2cm" presentation:class="title" presentation:user-transformed="true">
          <draw:text-box>
            <text:p>Backtrack as a search tree algorithm</text:p>
          </draw:text-box>
        </draw:frame>
        <draw:frame presentation:style-name="pr7" draw:layer="layout" svg:width="25.2cm" svg:height="9.134cm" svg:x="1.4cm" svg:y="3.685cm" presentation:class="outline" presentation:user-transformed="true">
          <draw:text-box>
            <text:list text:style-name="L2">
              <text:list-item>
                <text:p>The backtrack algorithm performs fewer steps since as it traverses down the search tree it will exclude branches which already have conflicts, which reduces the search space drastically.</text:p>
              </text:list-item>
              <text:list-item>
                <text:p>Using the backtrack algorithm to find one solution has a worst case time complexity of O(N!) and the brute force solution has a worst case time complexity of O(N^N).</text:p>
              </text:list-item>
              <text:list-item>
                <text:p>We can use these time complexities as upper and lower bounds for the backtracking algorithm for finding the number of solutions. </text:p>
              </text:list-item>
              <text:list-item>
                <text:p>This yields an upper bound of O(N^N) and a lower bound of O(N!).</text:p>
              </text:list-item>
              <text:list-item>
                <text:p>The calculated average for the backtracking time complexity is [(N + 1)/4]^N</text:p>
              </text:list-item>
            </text:list>
          </draw:text-box>
        </draw:frame>
        <presentation:notes draw:style-name="dp2">
          <draw:page-thumbnail draw:style-name="gr1" draw:layer="layout" svg:width="19.798cm" svg:height="11.136cm" svg:x="0.6cm" svg:y="2.257cm" draw:page-number="9" presentation:class="page"/>
          <draw:frame presentation:style-name="pr10" draw:text-style-name="P1" draw:layer="layout" svg:width="16.799cm" svg:height="13.364cm" svg:x="2.1cm" svg:y="14.107cm" presentation:class="notes" presentation:placeholder="true">
            <draw:text-box/>
          </draw:frame>
        </presentation:notes>
      </draw:page>
      <draw:page draw:name="page10" draw:style-name="dp1" draw:master-page-name="Two_20_columns" presentation:presentation-page-layout-name="AL2T1">
        <draw:frame presentation:style-name="pr9" draw:layer="layout" svg:width="26.5cm" svg:height="1.8cm" svg:x="0.4cm" svg:y="0.2cm" presentation:class="title" presentation:user-transformed="true">
          <draw:text-box>
            <text:p>MPI Methodology</text:p>
          </draw:text-box>
        </draw:frame>
        <draw:frame presentation:style-name="pr7" draw:layer="layout" svg:width="25.2cm" svg:height="9.134cm" svg:x="1.4cm" svg:y="3.685cm" presentation:class="outline">
          <draw:text-box>
            <text:list text:style-name="L2">
              <text:list-item>
                <text:p>Using our tree representation of the board, we parallelise our algorithm by distributing the first layer nodes across the processes. Each node then calculates the number of solutions on its subtrees before summing them at the end of the algorithm. This gives the total number of solutions for the entire tree.</text:p>
              </text:list-item>
              <text:list-item>
                <text:p>We distributed these subtrees using a round robin assignment of subtrees. Note: This doesn’t necessarily give each process the same number of subtrees to search.</text:p>
              </text:list-item>
            </text:list>
          </draw:text-box>
        </draw:frame>
        <presentation:notes draw:style-name="dp2">
          <draw:page-thumbnail draw:style-name="gr1" draw:layer="layout" svg:width="19.798cm" svg:height="11.136cm" svg:x="0.6cm" svg:y="2.257cm" draw:page-number="10" presentation:class="page"/>
          <draw:frame presentation:style-name="pr10" draw:text-style-name="P1" draw:layer="layout" svg:width="16.799cm" svg:height="13.364cm" svg:x="2.1cm" svg:y="14.107cm" presentation:class="notes" presentation:placeholder="true">
            <draw:text-box/>
          </draw:frame>
        </presentation:notes>
      </draw:page>
      <draw:page draw:name="page11" draw:style-name="dp1" draw:master-page-name="Two_20_columns" presentation:presentation-page-layout-name="AL2T1">
        <draw:frame presentation:style-name="pr9" draw:layer="layout" svg:width="26.5cm" svg:height="1.8cm" svg:x="0.4cm" svg:y="0.2cm" presentation:class="title">
          <draw:text-box>
            <text:p>MPI Complexity<text:tab/><text:tab/></text:p>
          </draw:text-box>
        </draw:frame>
        <draw:frame presentation:style-name="pr7" draw:layer="layout" svg:width="25.2cm" svg:height="9.134cm" svg:x="1.4cm" svg:y="3.685cm" presentation:class="outline" presentation:user-transformed="true">
          <draw:text-box>
            <text:list text:style-name="L2">
              <text:list-item>
                <text:p><text:span text:style-name="T1">With the calculated average complexity for the serial implementation, [(N + 1)/4]^N, we can estimate the average complexity for this implementation given P processes as: </text:span>[(N + 1)^N] / [P*4^N] + K*(P – 1)</text:p>
              </text:list-item>
              <text:list-item>
                <text:p>The first term reduces the serial complexity by 1/P. The second term accounts for the communication time of sending the number of subtree solutions to process 0 from each of the other P – 1 processes. K is the constant representing the average time (send, receive) across the P – 1 processes. </text:p>
              </text:list-item>
            </text:list>
          </draw:text-box>
        </draw:frame>
        <presentation:notes draw:style-name="dp2">
          <draw:page-thumbnail draw:style-name="gr1" draw:layer="layout" svg:width="19.798cm" svg:height="11.136cm" svg:x="0.6cm" svg:y="2.257cm" draw:page-number="11" presentation:class="page"/>
          <draw:frame presentation:style-name="pr10" draw:text-style-name="P1" draw:layer="layout" svg:width="16.799cm" svg:height="13.364cm" svg:x="2.1cm" svg:y="14.107cm" presentation:class="notes" presentation:placeholder="true">
            <draw:text-box/>
          </draw:frame>
        </presentation:notes>
      </draw:page>
      <draw:page draw:name="page12" draw:style-name="dp1" draw:master-page-name="Two_20_columns" presentation:presentation-page-layout-name="AL2T1">
        <draw:frame presentation:style-name="pr9" draw:layer="layout" svg:width="26.5cm" svg:height="1.8cm" svg:x="0.4cm" svg:y="0.2cm" presentation:class="title">
          <draw:text-box>
            <text:p>CUDA</text:p>
          </draw:text-box>
        </draw:frame>
        <draw:frame presentation:style-name="pr7" draw:layer="layout" svg:width="25.2cm" svg:height="9.134cm" svg:x="1.4cm" svg:y="3.685cm" presentation:class="outline">
          <draw:text-box>
            <text:list text:style-name="L2">
              <text:list-item>
                <text:p>The CUDA implementation will work by generating partial solutions to the NxN board. We then parse each partial solution to a unique thread and have that thread solve the remainder of the subtree. We them sum up the number of solutions found by each thread (each subtree) to get the final total number of solutions.</text:p>
              </text:list-item>
              <text:list-item>
                <text:p>The main challenge of this implementation is parsing the partial solutions to the kernel in a memory-efficient manner. </text:p>
              </text:list-item>
            </text:list>
          </draw:text-box>
        </draw:frame>
        <presentation:notes draw:style-name="dp2">
          <draw:page-thumbnail draw:style-name="gr1" draw:layer="layout" svg:width="19.798cm" svg:height="11.136cm" svg:x="0.6cm" svg:y="2.257cm" draw:page-number="12" presentation:class="page"/>
          <draw:frame presentation:style-name="pr10" draw:text-style-name="P1" draw:layer="layout" svg:width="16.799cm" svg:height="13.364cm" svg:x="2.1cm" svg:y="14.107cm" presentation:class="notes" presentation:placeholder="true">
            <draw:text-box/>
          </draw:frame>
        </presentation:notes>
      </draw:page>
      <draw:page draw:name="page13" draw:style-name="dp1" draw:master-page-name="Two_20_columns" presentation:presentation-page-layout-name="AL2T1">
        <draw:frame presentation:style-name="pr9" draw:layer="layout" svg:width="26.5cm" svg:height="1.8cm" svg:x="0.4cm" svg:y="0.2cm" presentation:class="title">
          <draw:text-box>
            <text:p>CUDA vs MPI</text:p>
          </draw:text-box>
        </draw:frame>
        <draw:frame presentation:style-name="pr7" draw:layer="layout" svg:width="25.2cm" svg:height="9.134cm" svg:x="1.4cm" svg:y="3.685cm" presentation:class="outline">
          <draw:text-box>
            <text:list text:style-name="L2">
              <text:list-item>
                <text:p>Using MPI, we limited the depth of partial solution finding to the first layer (of the tree).</text:p>
              </text:list-item>
              <text:list-item>
                <text:p>In CUDA, we search the tree deep enough to utilise as many threads as possible.</text:p>
              </text:list-item>
              <text:list-item>
                <text:p>In CUDA, each thread has at most one partial solution whereas with MPI, each process can have at most N/P (N is the board dimension, P is the number processes).</text:p>
              </text:list-item>
            </text:list>
          </draw:text-box>
        </draw:frame>
        <presentation:notes draw:style-name="dp2">
          <draw:page-thumbnail draw:style-name="gr1" draw:layer="layout" svg:width="19.798cm" svg:height="11.136cm" svg:x="0.6cm" svg:y="2.257cm" draw:page-number="13" presentation:class="page"/>
          <draw:frame presentation:style-name="pr1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9T15:59:41.361850484</meta:creation-date>
    <meta:editing-duration>PT40M5S</meta:editing-duration>
    <meta:editing-cycles>17</meta:editing-cycles>
    <meta:generator>LibreOffice/6.0.7.3$Linux_X86_64 LibreOffice_project/00m0$Build-3</meta:generator>
    <dc:title>Portfolio</dc:title>
    <dc:date>2019-06-19T19:44:58.973871409</dc:date>
    <meta:document-statistic meta:object-count="92"/>
  </office:meta>
</office:document-meta>
</file>